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1509f" officeooo:paragraph-rsid="0011509f"/>
    </style:style>
    <style:style style:name="P2" style:family="paragraph" style:parent-style-name="Standard">
      <style:text-properties fo:language="en" fo:country="US" officeooo:rsid="00126987" officeooo:paragraph-rsid="00126987"/>
    </style:style>
    <style:style style:name="P3" style:family="paragraph" style:parent-style-name="Standard">
      <style:text-properties fo:language="en" fo:country="US" officeooo:rsid="00126987" officeooo:paragraph-rsid="0023ce8c"/>
    </style:style>
    <style:style style:name="P4" style:family="paragraph" style:parent-style-name="Standard">
      <style:text-properties fo:language="en" fo:country="US" officeooo:rsid="0015b808" officeooo:paragraph-rsid="00165fdc"/>
    </style:style>
    <style:style style:name="P5" style:family="paragraph" style:parent-style-name="Standard">
      <style:text-properties fo:language="en" fo:country="US" officeooo:rsid="0023ce8c" officeooo:paragraph-rsid="0023ce8c"/>
    </style:style>
    <style:style style:name="P6" style:family="paragraph" style:parent-style-name="Standard">
      <style:text-properties style:font-name="DejaVu Sans Mono" fo:font-size="10pt" officeooo:paragraph-rsid="001449e1" style:font-size-asian="10pt" style:font-size-complex="10pt"/>
    </style:style>
    <style:style style:name="P7" style:family="paragraph" style:parent-style-name="Standard">
      <style:text-properties style:use-window-font-color="true" loext:opacity="0%" style:font-name="DejaVu Sans Mono" fo:font-size="10pt" officeooo:paragraph-rsid="001449e1" style:font-size-asian="10pt" style:font-size-complex="10pt"/>
    </style:style>
    <style:style style:name="P8" style:family="paragraph" style:parent-style-name="Standard">
      <style:text-properties style:use-window-font-color="true" loext:opacity="0%" style:font-name="DejaVu Sans Mono" fo:font-size="10pt" style:font-size-asian="10pt" style:font-size-complex="10pt"/>
    </style:style>
    <style:style style:name="P9" style:family="paragraph" style:parent-style-name="Standard">
      <style:text-properties style:use-window-font-color="true" loext:opacity="0%" style:font-name="DejaVu Sans Mono" fo:font-size="10pt" officeooo:paragraph-rsid="0015b808" style:font-size-asian="10pt" style:font-size-complex="10pt"/>
    </style:style>
    <style:style style:name="P10" style:family="paragraph" style:parent-style-name="Standard">
      <style:text-properties style:use-window-font-color="true" loext:opacity="0%" style:font-name="DejaVu Sans Mono" fo:font-size="10pt" officeooo:rsid="0015b808" officeooo:paragraph-rsid="0015b808" style:font-size-asian="10pt" style:font-size-complex="10pt"/>
    </style:style>
    <style:style style:name="P11" style:family="paragraph" style:parent-style-name="Standard">
      <style:text-properties style:use-window-font-color="true" loext:opacity="0%" style:font-name="DejaVu Sans Mono" fo:font-size="10pt" officeooo:paragraph-rsid="00165fdc" style:font-size-asian="10pt" style:font-size-complex="10pt"/>
    </style:style>
    <style:style style:name="P12" style:family="paragraph" style:parent-style-name="Standard">
      <style:text-properties style:use-window-font-color="true" loext:opacity="0%" style:font-name="DejaVu Sans Mono" fo:font-size="10pt" officeooo:rsid="00165fdc" officeooo:paragraph-rsid="00165fdc" style:font-size-asian="10pt" style:font-size-complex="10pt"/>
    </style:style>
    <style:style style:name="P13" style:family="paragraph" style:parent-style-name="Standard">
      <style:text-properties style:use-window-font-color="true" loext:opacity="0%" style:font-name="DejaVu Sans Mono" fo:font-size="10pt" officeooo:rsid="00173398" officeooo:paragraph-rsid="00173398" style:font-size-asian="10pt" style:font-size-complex="10pt"/>
    </style:style>
    <style:style style:name="P14" style:family="paragraph" style:parent-style-name="Standard">
      <style:text-properties style:use-window-font-color="true" loext:opacity="0%" style:font-name="DejaVu Sans Mono" fo:font-size="10pt" officeooo:rsid="00173398" officeooo:paragraph-rsid="00185c74" style:font-size-asian="10pt" style:font-size-complex="10pt"/>
    </style:style>
    <style:style style:name="P15" style:family="paragraph" style:parent-style-name="Standard">
      <style:text-properties style:use-window-font-color="true" loext:opacity="0%" style:font-name="DejaVu Sans Mono" fo:font-size="10pt" officeooo:rsid="00173398" officeooo:paragraph-rsid="00192c97" style:font-size-asian="10pt" style:font-size-complex="10pt"/>
    </style:style>
    <style:style style:name="P16" style:family="paragraph" style:parent-style-name="Standard">
      <style:text-properties style:use-window-font-color="true" loext:opacity="0%" style:font-name="DejaVu Sans Mono" fo:font-size="10pt" officeooo:rsid="00173398" officeooo:paragraph-rsid="001b409c" style:font-size-asian="10pt" style:font-size-complex="10pt"/>
    </style:style>
    <style:style style:name="P17" style:family="paragraph" style:parent-style-name="Standard">
      <style:text-properties style:use-window-font-color="true" loext:opacity="0%" style:font-name="DejaVu Sans Mono" fo:font-size="10pt" officeooo:rsid="00173398" officeooo:paragraph-rsid="001cd019" style:font-size-asian="10pt" style:font-size-complex="10pt"/>
    </style:style>
    <style:style style:name="P18" style:family="paragraph" style:parent-style-name="Standard">
      <style:text-properties style:use-window-font-color="true" loext:opacity="0%" style:font-name="DejaVu Sans Mono" fo:font-size="10pt" officeooo:rsid="00173398" officeooo:paragraph-rsid="001f312b" style:font-size-asian="10pt" style:font-size-complex="10pt"/>
    </style:style>
    <style:style style:name="P19" style:family="paragraph" style:parent-style-name="Standard">
      <style:text-properties style:use-window-font-color="true" loext:opacity="0%" style:font-name="DejaVu Sans Mono" fo:font-size="10pt" officeooo:paragraph-rsid="00173398" style:font-size-asian="10pt" style:font-size-complex="10pt"/>
    </style:style>
    <style:style style:name="P20" style:family="paragraph" style:parent-style-name="Standard">
      <style:text-properties style:use-window-font-color="true" loext:opacity="0%" style:font-name="DejaVu Sans Mono" fo:font-size="10pt" officeooo:rsid="00185c74" officeooo:paragraph-rsid="00185c74" style:font-size-asian="10pt" style:font-size-complex="10pt"/>
    </style:style>
    <style:style style:name="P21" style:family="paragraph" style:parent-style-name="Standard">
      <style:text-properties style:use-window-font-color="true" loext:opacity="0%" style:font-name="DejaVu Sans Mono" fo:font-size="10pt" officeooo:rsid="00185c74" style:font-size-asian="10pt" style:font-size-complex="10pt"/>
    </style:style>
    <style:style style:name="P22" style:family="paragraph" style:parent-style-name="Standard">
      <style:text-properties style:use-window-font-color="true" loext:opacity="0%" style:font-name="DejaVu Sans Mono" fo:font-size="10pt" officeooo:rsid="00192c97" officeooo:paragraph-rsid="00192c97" style:font-size-asian="10pt" style:font-size-complex="10pt"/>
    </style:style>
    <style:style style:name="P23" style:family="paragraph" style:parent-style-name="Standard">
      <style:text-properties style:use-window-font-color="true" loext:opacity="0%" style:font-name="DejaVu Sans Mono" fo:font-size="10pt" officeooo:rsid="001ae55d" officeooo:paragraph-rsid="001ae55d" style:font-size-asian="10pt" style:font-size-complex="10pt"/>
    </style:style>
    <style:style style:name="P24" style:family="paragraph" style:parent-style-name="Standard">
      <style:text-properties style:use-window-font-color="true" loext:opacity="0%" style:font-name="DejaVu Sans Mono" fo:font-size="10pt" officeooo:rsid="001b409c" officeooo:paragraph-rsid="001b409c" style:font-size-asian="10pt" style:font-size-complex="10pt"/>
    </style:style>
    <style:style style:name="P25" style:family="paragraph" style:parent-style-name="Standard">
      <style:text-properties style:use-window-font-color="true" loext:opacity="0%" style:font-name="DejaVu Sans Mono" fo:font-size="10pt" officeooo:rsid="001cd019" officeooo:paragraph-rsid="001cd019" style:font-size-asian="10pt" style:font-size-complex="10pt"/>
    </style:style>
    <style:style style:name="P26" style:family="paragraph" style:parent-style-name="Standard">
      <style:text-properties style:use-window-font-color="true" loext:opacity="0%" style:font-name="DejaVu Sans Mono" fo:font-size="10pt" officeooo:rsid="001dffea" officeooo:paragraph-rsid="001dffea" style:font-size-asian="10pt" style:font-size-complex="10pt"/>
    </style:style>
    <style:style style:name="P27" style:family="paragraph" style:parent-style-name="Standard">
      <style:text-properties style:use-window-font-color="true" loext:opacity="0%" style:font-name="DejaVu Sans Mono" fo:font-size="10pt" officeooo:rsid="001f312b" officeooo:paragraph-rsid="001f312b" style:font-size-asian="10pt" style:font-size-complex="10pt"/>
    </style:style>
    <style:style style:name="P28" style:family="paragraph" style:parent-style-name="Standard">
      <style:text-properties style:use-window-font-color="true" loext:opacity="0%" style:font-name="DejaVu Sans Mono" fo:font-size="10pt" officeooo:paragraph-rsid="001f312b" style:font-size-asian="10pt" style:font-size-complex="10pt"/>
    </style:style>
    <style:style style:name="P29" style:family="paragraph" style:parent-style-name="Standard">
      <style:text-properties style:use-window-font-color="true" loext:opacity="0%" style:font-name="DejaVu Sans Mono" fo:font-size="10pt" officeooo:rsid="001ff31e" officeooo:paragraph-rsid="001ff31e" style:font-size-asian="10pt" style:font-size-complex="10pt"/>
    </style:style>
    <style:style style:name="P30" style:family="paragraph" style:parent-style-name="Standard">
      <style:text-properties style:use-window-font-color="true" loext:opacity="0%" style:font-name="DejaVu Sans Mono" fo:font-size="10pt" officeooo:rsid="0021a148" style:font-size-asian="10pt" style:font-size-complex="10pt"/>
    </style:style>
    <style:style style:name="P31" style:family="paragraph" style:parent-style-name="Standard">
      <style:text-properties style:use-window-font-color="true" loext:opacity="0%" style:font-name="DejaVu Sans Mono" fo:font-size="10pt" officeooo:rsid="0021a148" officeooo:paragraph-rsid="00173398" style:font-size-asian="10pt" style:font-size-complex="10pt"/>
    </style:style>
    <style:style style:name="P32" style:family="paragraph" style:parent-style-name="Standard">
      <style:text-properties style:use-window-font-color="true" loext:opacity="0%" style:font-name="DejaVu Sans Mono" fo:font-size="10pt" officeooo:rsid="0021a148" officeooo:paragraph-rsid="0021a148" style:font-size-asian="10pt" style:font-size-complex="10pt"/>
    </style:style>
    <style:style style:name="P33" style:family="paragraph" style:parent-style-name="Standard">
      <style:text-properties style:use-window-font-color="true" loext:opacity="0%" style:font-name="DejaVu Sans Mono" fo:font-size="10pt" officeooo:rsid="00222cb0" officeooo:paragraph-rsid="00222cb0" style:font-size-asian="10pt" style:font-size-complex="10pt"/>
    </style:style>
    <style:style style:name="P34" style:family="paragraph" style:parent-style-name="Standard">
      <style:text-properties style:use-window-font-color="true" loext:opacity="0%" style:font-name="DejaVu Sans Mono" fo:font-size="10pt" officeooo:rsid="00229a2d" officeooo:paragraph-rsid="00229a2d" style:font-size-asian="10pt" style:font-size-complex="10pt"/>
    </style:style>
    <style:style style:name="P35" style:family="paragraph" style:parent-style-name="Standard">
      <style:paragraph-properties fo:break-before="page"/>
      <style:text-properties style:use-window-font-color="true" loext:opacity="0%" style:font-name="DejaVu Sans Mono" fo:font-size="10pt" style:font-size-asian="10pt" style:font-size-complex="10pt"/>
    </style:style>
    <style:style style:name="P36" style:family="paragraph" style:parent-style-name="Standard">
      <style:paragraph-properties fo:margin-left="0cm" fo:margin-right="0cm" style:line-height-at-least="0.423cm" fo:text-indent="0cm" style:auto-text-indent="false"/>
      <style:text-properties style:use-window-font-color="true" loext:opacity="0%" style:font-name="DejaVu Sans Mono" fo:font-size="10pt" fo:font-weight="normal" fo:background-color="#ffffff" style:font-size-asian="10pt" style:font-size-complex="10pt"/>
    </style:style>
    <style:style style:name="P37" style:family="paragraph" style:parent-style-name="Standard">
      <style:paragraph-properties fo:margin-left="0cm" fo:margin-right="0cm" style:line-height-at-least="0.423cm" fo:text-indent="0cm" style:auto-text-indent="false"/>
      <style:text-properties style:use-window-font-color="true" loext:opacity="0%" style:font-name="DejaVu Sans Mono" fo:font-size="10pt" fo:font-weight="normal" officeooo:rsid="0015b808" officeooo:paragraph-rsid="0015b808" fo:background-color="#ffffff" style:font-size-asian="10pt" style:font-size-complex="10pt"/>
    </style:style>
    <style:style style:name="P38" style:family="paragraph" style:parent-style-name="Standard">
      <style:text-properties style:use-window-font-color="true" loext:opacity="0%" style:font-name="DejaVu Sans Mono" fo:font-size="10pt" fo:font-weight="normal" officeooo:paragraph-rsid="001449e1" fo:background-color="#ffffff" style:font-size-asian="10pt" style:font-size-complex="10pt"/>
    </style:style>
    <style:style style:name="P39" style:family="paragraph" style:parent-style-name="Standard">
      <style:text-properties style:use-window-font-color="true" loext:opacity="0%" style:font-name="DejaVu Sans Mono" fo:font-size="10pt" fo:language="en" fo:country="US" officeooo:rsid="0011509f" officeooo:paragraph-rsid="0011509f" style:font-size-asian="10pt" style:font-size-complex="10pt"/>
    </style:style>
    <style:style style:name="P40" style:family="paragraph" style:parent-style-name="Standard">
      <style:text-properties officeooo:paragraph-rsid="0021a148"/>
    </style:style>
    <style:style style:name="P41" style:family="paragraph" style:parent-style-name="Standard">
      <style:text-properties style:use-window-font-color="true" loext:opacity="0%" style:font-name="DejaVu Sans Mono" fo:font-size="10pt" officeooo:paragraph-rsid="00299de6" style:font-size-asian="10pt" style:font-size-complex="10pt"/>
    </style:style>
    <style:style style:name="P42" style:family="paragraph" style:parent-style-name="Heading_20_1">
      <style:text-properties fo:language="en" fo:country="US"/>
    </style:style>
    <style:style style:name="T1" style:family="text">
      <style:text-properties officeooo:rsid="00126987"/>
    </style:style>
    <style:style style:name="T2" style:family="text">
      <style:text-properties officeooo:rsid="001449e1"/>
    </style:style>
    <style:style style:name="T3" style:family="text">
      <style:text-properties fo:font-weight="normal" fo:background-color="#ffffff" loext:char-shading-value="0"/>
    </style:style>
    <style:style style:name="T4" style:family="text">
      <style:text-properties fo:font-weight="normal" officeooo:rsid="001449e1" fo:background-color="#ffffff" loext:char-shading-value="0"/>
    </style:style>
    <style:style style:name="T5" style:family="text">
      <style:text-properties style:use-window-font-color="true" loext:opacity="0%" style:font-name="DejaVu Sans Mono" fo:font-size="10pt" officeooo:rsid="0021a148" style:font-size-asian="10pt" style:font-size-complex="10pt"/>
    </style:style>
    <style:style style:name="T6" style:family="text">
      <style:text-properties style:use-window-font-color="true" loext:opacity="0%" fo:language="en" fo:country="US" fo:font-weight="normal" officeooo:rsid="001449e1" fo:background-color="#ffffff" loext:char-shading-value="0"/>
    </style:style>
    <style:style style:name="T7" style:family="text">
      <style:text-properties style:use-window-font-color="true" loext:opacity="0%" fo:language="en" fo:country="US" fo:font-weight="normal" officeooo:rsid="00266b5b" fo:background-color="#ffffff" loext:char-shading-value="0"/>
    </style:style>
    <style:style style:name="T8" style:family="text">
      <style:text-properties style:use-window-font-color="true" loext:opacity="0%" fo:language="en" fo:country="US" fo:font-weight="normal" officeooo:rsid="0015b808" fo:background-color="#ffffff" loext:char-shading-value="0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normal" officeooo:rsid="00250e6b" fo:background-color="#ffffff" loext:char-shading-value="0"/>
    </style:style>
    <style:style style:name="T11" style:family="text">
      <style:text-properties fo:language="en" fo:country="US" fo:font-weight="normal" officeooo:rsid="001449e1" fo:background-color="#ffffff" loext:char-shading-value="0"/>
    </style:style>
    <style:style style:name="T12" style:family="text">
      <style:text-properties fo:language="en" fo:country="US" fo:font-weight="normal" officeooo:rsid="00303a29" fo:background-color="#ffffff" loext:char-shading-value="0"/>
    </style:style>
    <style:style style:name="T13" style:family="text">
      <style:text-properties fo:language="en" fo:country="US" fo:font-weight="normal" officeooo:rsid="00266b5b" fo:background-color="#ffffff" loext:char-shading-value="0"/>
    </style:style>
    <style:style style:name="T14" style:family="text">
      <style:text-properties fo:language="en" fo:country="US" fo:font-weight="normal" officeooo:rsid="0015b808" fo:background-color="#ffffff" loext:char-shading-value="0"/>
    </style:style>
    <style:style style:name="T15" style:family="text">
      <style:text-properties fo:language="en" fo:country="US" officeooo:rsid="002335f5"/>
    </style:style>
    <style:style style:name="T16" style:family="text">
      <style:text-properties officeooo:rsid="0015b808"/>
    </style:style>
    <style:style style:name="T17" style:family="text">
      <style:text-properties officeooo:rsid="00165fdc"/>
    </style:style>
    <style:style style:name="T18" style:family="text">
      <style:text-properties officeooo:rsid="00173398"/>
    </style:style>
    <style:style style:name="T19" style:family="text">
      <style:text-properties officeooo:rsid="00185c74"/>
    </style:style>
    <style:style style:name="T20" style:family="text">
      <style:text-properties officeooo:rsid="00192c97"/>
    </style:style>
    <style:style style:name="T21" style:family="text">
      <style:text-properties officeooo:rsid="001b409c"/>
    </style:style>
    <style:style style:name="T22" style:family="text">
      <style:text-properties officeooo:rsid="001cd019"/>
    </style:style>
    <style:style style:name="T23" style:family="text">
      <style:text-properties officeooo:rsid="001dffea"/>
    </style:style>
    <style:style style:name="T24" style:family="text">
      <style:text-properties officeooo:rsid="001f312b"/>
    </style:style>
    <style:style style:name="T25" style:family="text">
      <style:text-properties officeooo:rsid="001ff31e"/>
    </style:style>
    <style:style style:name="T26" style:family="text">
      <style:text-properties officeooo:rsid="0021a148"/>
    </style:style>
    <style:style style:name="T27" style:family="text">
      <style:text-properties officeooo:rsid="00222cb0"/>
    </style:style>
    <style:style style:name="T28" style:family="text">
      <style:text-properties officeooo:rsid="0023ce8c"/>
    </style:style>
    <style:style style:name="T29" style:family="text">
      <style:text-properties officeooo:rsid="0025828c"/>
    </style:style>
    <style:style style:name="T30" style:family="text">
      <style:text-properties officeooo:rsid="002646a6"/>
    </style:style>
    <style:style style:name="T31" style:family="text">
      <style:text-properties officeooo:rsid="0027b9ae"/>
    </style:style>
    <style:style style:name="T32" style:family="text">
      <style:text-properties officeooo:rsid="00288e97"/>
    </style:style>
    <style:style style:name="T33" style:family="text">
      <style:text-properties officeooo:rsid="0029340b"/>
    </style:style>
    <style:style style:name="T34" style:family="text">
      <style:text-properties officeooo:rsid="00299d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1">ThetaMon3 Command-Line Reference</text:h>
      <text:p text:style-name="P1"/>
      <text:p text:style-name="P1">Refer to file “Interpreter.cpp”</text:p>
      <text:p text:style-name="P1"/>
      <text:p text:style-name="P1">Connect your computer to the ESP32 via U<text:span text:style-name="T28">SB</text:span>-cable. Start a terminal-application like Gtk-Term, <text:span text:style-name="T1">set the right port, i.e. /dev/ttyUSB0 or /dev/ttyACM0. Turn local echo off. </text:span></text:p>
      <text:p text:style-name="P5">You could also use Visual Studio Codes Serial Monitor. Push the “Toggle Terminal Mode” button for enabling typing in commands.</text:p>
      <text:p text:style-name="P3">Remember to shut down the terminal, or disconnect it, if you <text:span text:style-name="T28">want to flash the ESP, or write the file-sytem image.</text:span></text:p>
      <text:p text:style-name="P2"/>
      <text:p text:style-name="P4">String arguments must be in double quotes (i.e. “Workshop”), Floats have to be written with <text:span text:style-name="T28">a </text:span>dot as decimal separator.</text:p>
      <text:p text:style-name="P4"/>
      <text:p text:style-name="P4"><text:span text:style-name="T17">Like in Unix-terminals, you could access the history with arrow up / down.</text:span> </text:p>
      <text:p text:style-name="P2"/>
      <text:p text:style-name="P9">---------------------------------</text:p>
      <text:p text:style-name="P7"><text:span text:style-name="T2">s</text:span>etSensId <text:span text:style-name="T3">&lt;</text:span><text:span text:style-name="T4">Sensor-Hash</text:span><text:span text:style-name="T3">&gt; &lt;</text:span><text:span text:style-name="T4">min</text:span><text:span text:style-name="T3">&gt; &lt;</text:span><text:span text:style-name="T4">max&gt; &lt;sensor-type&gt; &lt;relay-channel&gt; “&lt;shortname&gt;”</text:span></text:p>
      <text:p text:style-name="P7"><text:span text:style-name="T4"/></text:p>
      <text:p text:style-name="P6"><text:span text:style-name="T14">float </text:span><text:span text:style-name="T10">&lt;</text:span><text:span text:style-name="T11">min&gt;</text:span><text:span text:style-name="T10">: </text:span></text:p>
      <text:p text:style-name="P6"><text:span text:style-name="T10"><text:tab/></text:span><text:span text:style-name="T11">L</text:span><text:span text:style-name="T10">ower threshold, where </text:span><text:span text:style-name="T12">the</text:span><text:span text:style-name="T10"> relay-channel is switched on.<text:line-break/></text:span><text:span text:style-name="T14">float </text:span><text:span text:style-name="T10">&lt;</text:span><text:span text:style-name="T11">max&gt;</text:span><text:span text:style-name="T10">: </text:span></text:p>
      <text:p text:style-name="P6"><text:span text:style-name="T10"><text:tab/></text:span><text:span text:style-name="T11">U</text:span><text:span text:style-name="T10">pper th</text:span><text:span text:style-name="T11">r</text:span><text:span text:style-name="T10">eshold, where the relay-channel is switched off, <text:line-break/></text:span><text:span text:style-name="T14">int </text:span><text:span text:style-name="T10">&lt;</text:span><text:span text:style-name="T11">sensor-type&gt;: </text:span><text:span text:style-name="T10"><text:line-break/> <text:tab/>0 – Temperature<text:line-break/> <text:tab/>1 – <text:s/>Humidity<text:line-break/> <text:tab/>2 – <text:s/>Pressure<text:line-break/> <text:tab/>3 – <text:s/>Relay </text:span><text:span text:style-name="T13">(We treat Relays as sensor, to read their states)<text:line-break/></text:span><text:span text:style-name="T14">int </text:span><text:span text:style-name="T6">&lt;relay-channel&gt;:<text:line-break/></text:span><text:span text:style-name="T7"> <text:tab/>0 – No channel. This sensor doesn’t switch anything. <text:line-break/> <text:tab/>1 – Channel 1.<text:line-break/> <text:tab/>2 – Obviously, Channel 2. </text:span><text:span text:style-name="T6"><text:line-break/></text:span><text:span text:style-name="T8">string </text:span><text:span text:style-name="T6">“&lt;shortname&gt;”: <text:line-break/><text:tab/>Name of the sensor. Because of history-reasons, it must be exactly eight<text:line-break/><text:tab/>bytes long. I recommend to use underscores for padding, if your name is<text:line-break/><text:tab/>shorter.</text:span></text:p>
      <text:p text:style-name="P7"><text:span text:style-name="T3"/></text:p>
      <text:p text:style-name="P38">example:</text:p>
      <text:p text:style-name="P36"><text:tab/>setSensId 3822322055 10.0 12.5 0 1 "Test 007"</text:p>
      <text:p text:style-name="P37">answer:</text:p>
      <text:p text:style-name="P9"><text:s/><text:tab/>SensId ignored: 3822322055 (87:01:d4:e3:00:00:00:00)</text:p>
      <text:p text:style-name="P9"><text:tab/>** DONE **<text:line-break/></text:p>
      <text:p text:style-name="P9">---------------------------------</text:p>
      <text:p text:style-name="P8">calcHash &lt;<text:span text:style-name="T16">newCommand</text:span>&gt;</text:p>
      <text:p text:style-name="P8"/>
      <text:p text:style-name="P10"><text:span text:style-name="T18">Calculates the hash value of the argument. </text:span>Used only, if new commands will be implemented in code. </text:p>
      <text:p text:style-name="P8"/>
      <text:p text:style-name="P10">example:</text:p>
      <text:p text:style-name="P9"><text:tab/>calcHash blahdieblubb</text:p>
      <text:p text:style-name="P10">answer:</text:p>
      <text:p text:style-name="P8"><text:tab/>Hash = 3496999634</text:p>
      <text:p text:style-name="P8"/>
      <text:p text:style-name="P9">---------------------------------</text:p>
      <text:p text:style-name="P8"/>
      <text:p text:style-name="P35">getSensIdTable</text:p>
      <text:p text:style-name="P8"/>
      <text:p text:style-name="P13">Prints the content of the file <text:span text:style-name="T15">„ID_Table_U64.txt“, </text:span><text:span text:style-name="T9">that is stored in LittleFs filesystem.</text:span></text:p>
      <text:p text:style-name="P8"/>
      <text:p text:style-name="P13">example:</text:p>
      <text:p text:style-name="P8"><text:tab/>getSensIdTable</text:p>
      <text:p text:style-name="P13">answer:</text:p>
      <text:p text:style-name="P8"><text:tab/>setSensId 288253003812035532 -12.5 -12.7 0 0 "WohnzTmp"</text:p>
      <text:p text:style-name="P8"><text:tab/>setSensId 360310597849963468 40.0 80.0 1 0 "WohnzHum"</text:p>
      <text:p text:style-name="P8"><text:tab/>setSensId 432368191887891404 846.0 1100.0 2 0 "WohnzPrs"</text:p>
      <text:p text:style-name="P8"><text:tab/>setSensId 720598568039603148 0.0 1.0 3 0 "WohnzRl1"<text:line-break/></text:p>
      <text:p text:style-name="P8"><text:tab/><text:span text:style-name="T18">** DONE **</text:span></text:p>
      <text:p text:style-name="P8"><text:tab/></text:p>
      <text:p text:style-name="P9">---------------------------------</text:p>
      <text:p text:style-name="P8">getStationId</text:p>
      <text:p text:style-name="P8"/>
      <text:p text:style-name="P13">Prints the base-address, used for sensor-id generation. It is the Mac-address of the device, added two zero bytes. Was used in ThetaMon2.</text:p>
      <text:p text:style-name="P8"/>
      <text:p text:style-name="P13">example:</text:p>
      <text:p text:style-name="P13"><text:tab/>getStationId</text:p>
      <text:p text:style-name="P13">answer:</text:p>
      <text:p text:style-name="P13"><text:tab/>Station ID = 149609863437348 (24:dc:c3:c2:11:88:00:00)</text:p>
      <text:p text:style-name="P19"/>
      <text:p text:style-name="P9">---------------------------------</text:p>
      <text:p text:style-name="P8">printMeasures</text:p>
      <text:p text:style-name="P8"/>
      <text:p text:style-name="P13">One of the important commands. Prints the measurement of all connected sensors. </text:p>
      <text:p text:style-name="P13"><text:line-break/>For every sensor a block, like following is reported:</text:p>
      <text:p text:style-name="P13"/>
      <text:p text:style-name="P8">sensId = 7638694032459628328 (28:ff:a6:40:c0:17:02:6a)</text:p>
      <text:p text:style-name="P8">shortname = Test 005<text:tab/>sensType = TEMP</text:p>
      <text:p text:style-name="P8">meanValue = 28.55<text:tab/>lastUpdateTick = 1213</text:p>
      <text:p text:style-name="P8">valueIndex = 2<text:tab/><text:tab/>values = 28.50 28.50 28.69 28.56 28.50 </text:p>
      <text:p text:style-name="P8">minVal = -12.50<text:tab/><text:tab/>maxVal = -12.70</text:p>
      <text:p text:style-name="P8">sensChan = CH_2<text:tab/><text:tab/>relayNr = 0</text:p>
      <text:p text:style-name="P8">configChanged = false<text:tab/>isTimeout = false</text:p>
      <text:p text:style-name="P8"/>
      <text:p text:style-name="P13">sensId: The address of the sensor as hash and 8-byte value</text:p>
      <text:p text:style-name="P13">shortname: name of the sensor-address</text:p>
      <text:p text:style-name="P13">sensType: type of the sensor</text:p>
      <text:p text:style-name="P13">meanValue: The average of the internal array. Every minute a measuring is done, <text:line-break/><text:tab/>every five minutes the meanValue is reported to the Mqtt-broker.</text:p>
      <text:p text:style-name="P13"><text:span text:style-name="T19">v</text:span>alues: The internal values, from which meanValue is built.</text:p>
      <text:p text:style-name="P13"><text:span text:style-name="T19">m</text:span>inVal / maxVal: Thresholds, <text:span text:style-name="T19">where relay is switched on/off.</text:span></text:p>
      <text:p text:style-name="P20">sensChan: Internal. Shows to which channel the sensor is connected to.</text:p>
      <text:p text:style-name="P20">relayNr: The relay, this sensor is bound to.</text:p>
      <text:p text:style-name="P20">configChanged: Internal. Flags, if after booting the setting of the sensor was<text:line-break/> <text:tab/>changed. After saving the config (see saveSensIdTable), this flag is <text:line-break/><text:tab/>cleared.</text:p>
      <text:p text:style-name="P20">isTimeout: If there is no answer, longer than MEASUREMENT_TIMEOUT_SEC (Config.h)<text:line-break/><text:tab/>the sensor is flagged timeout and is no more reported to the broker.</text:p>
      <text:p text:style-name="P21"/>
      <text:p text:style-name="P9">---------------------------------</text:p>
      <text:p text:style-name="P8"/>
      <text:p text:style-name="P35">listDir</text:p>
      <text:p text:style-name="P8"/>
      <text:p text:style-name="P20">Shows the contents of LittleFs. Usually there should only be two files, </text:p>
      <text:p text:style-name="P14">ID_Table_U64.txt <text:span text:style-name="T19">and <text:s/></text:span>MqttConfig.txt.</text:p>
      <text:p text:style-name="P8"/>
      <text:p text:style-name="P13">example:</text:p>
      <text:p text:style-name="P13"><text:tab/>listDir</text:p>
      <text:p text:style-name="P13"/>
      <text:p text:style-name="P13">answer:</text:p>
      <text:p text:style-name="P14"><text:tab/>Listing directory: /</text:p>
      <text:p text:style-name="P14"><text:s text:c="2"/><text:tab/>FILE: ID_Table_U64.txt<text:tab/>SIZE: 2264</text:p>
      <text:p text:style-name="P14"><text:s text:c="2"/><text:tab/>FILE: MqttConfig.txt<text:tab/>SIZE: 134</text:p>
      <text:p text:style-name="P19"/>
      <text:p text:style-name="P9">---------------------------------</text:p>
      <text:p text:style-name="P8">readFile “&lt;<text:span text:style-name="T20">filename&gt;”</text:span></text:p>
      <text:p text:style-name="P8"/>
      <text:p text:style-name="P22">Prints the contents of a file. The filename must be preceded by “/”!</text:p>
      <text:p text:style-name="P8"/>
      <text:p text:style-name="P15">example:</text:p>
      <text:p text:style-name="P8"><text:tab/>readFile "/MqttConfig.txt"</text:p>
      <text:p text:style-name="P8"/>
      <text:p text:style-name="P15">answer:</text:p>
      <text:p text:style-name="P8"><text:tab/>setMqttHost 192 1<text:span text:style-name="T20">9</text:span>8 1<text:span text:style-name="T20">53</text:span> 1<text:span text:style-name="T20">22</text:span></text:p>
      <text:p text:style-name="P8"><text:tab/>setMqttPort 1883</text:p>
      <text:p text:style-name="P8"><text:tab/>setMqttSpot "Testboard"</text:p>
      <text:p text:style-name="P8"/>
      <text:p text:style-name="P8"><text:tab/>startWifi "<text:span text:style-name="T20">My-SSID</text:span>" "<text:span text:style-name="T20">08151234567Passkey</text:span>"</text:p>
      <text:p text:style-name="P19"/>
      <text:p text:style-name="P9">---------------------------------</text:p>
      <text:p text:style-name="P8">saveSensIdTable</text:p>
      <text:p text:style-name="P8"/>
      <text:p text:style-name="P22">Saves any changes, made to the sensor-config to the LittleFs file-system.</text:p>
      <text:p text:style-name="P23">(At time of writing this, the command fails and the device reboots, if no changes are made to the sensor-table <text:span text:style-name="T21">before</text:span>.)</text:p>
      <text:p text:style-name="P8"/>
      <text:p text:style-name="P13">example:</text:p>
      <text:p text:style-name="P13"><text:tab/>saveSensIdTable</text:p>
      <text:p text:style-name="P13"/>
      <text:p text:style-name="P15">answer:</text:p>
      <text:p text:style-name="P13"><text:tab/>** DONE **</text:p>
      <text:p text:style-name="P19"/>
      <text:p text:style-name="P9">---------------------------------</text:p>
      <text:p text:style-name="P8">getMacAddress</text:p>
      <text:p text:style-name="P8"/>
      <text:p text:style-name="P24">Prints the Mac-Address of your device.</text:p>
      <text:p text:style-name="P8"/>
      <text:p text:style-name="P13">example:</text:p>
      <text:p text:style-name="P13"><text:tab/>getMacAddress</text:p>
      <text:p text:style-name="P13"/>
      <text:p text:style-name="P16">answer:</text:p>
      <text:p text:style-name="P13"><text:tab/>DEC 36:220:195:194:17:136 (HEX 24:dc:c3:c2:11:88)</text:p>
      <text:p text:style-name="P13"/>
      <text:p text:style-name="P13"><text:tab/>** DONE **</text:p>
      <text:p text:style-name="P19"/>
      <text:p text:style-name="P9">---------------------------------</text:p>
      <text:p text:style-name="P8"/>
      <text:p text:style-name="P35">setMqttHost &lt;<text:span text:style-name="T21">Ip-Address_of_your_Mqtt-broker</text:span>&gt;</text:p>
      <text:p text:style-name="P8"/>
      <text:p text:style-name="P24">Set the Mqtt-Server address. Must be written with blanks, instead of dots between the numbers. <text:span text:style-name="T34">Setting will not be stored</text:span></text:p>
      <text:p text:style-name="P8"/>
      <text:p text:style-name="P13">example:</text:p>
      <text:p text:style-name="P16"><text:tab/>setMqttHost 192 1<text:span text:style-name="T21">5</text:span>8 <text:span text:style-name="T21">234</text:span> 13<text:span text:style-name="T21">6</text:span></text:p>
      <text:p text:style-name="P16"/>
      <text:p text:style-name="P16">answer:</text:p>
      <text:p text:style-name="P16"><text:tab/>** DONE **</text:p>
      <text:p text:style-name="P19"/>
      <text:p text:style-name="P9">---------------------------------</text:p>
      <text:p text:style-name="P8">setMqttPort &lt;<text:span text:style-name="T31">Port</text:span>&gt;</text:p>
      <text:p text:style-name="P8"/>
      <text:p text:style-name="P24"><text:span text:style-name="T31">int &lt;Port&gt;: </text:span>Mqtt-Server-port. Usually 1883. <text:span text:style-name="T34">Setting will not be stored.</text:span></text:p>
      <text:p text:style-name="P8"/>
      <text:p text:style-name="P13">example:</text:p>
      <text:p text:style-name="P13"><text:tab/>setMqttPort 1883</text:p>
      <text:p text:style-name="P13"/>
      <text:p text:style-name="P16">answer:</text:p>
      <text:p text:style-name="P13"><text:tab/>** DONE **</text:p>
      <text:p text:style-name="P19"/>
      <text:p text:style-name="P9">---------------------------------</text:p>
      <text:p text:style-name="P8">startWifi "&lt;SSID&gt;" "&lt;PASS&gt;"</text:p>
      <text:p text:style-name="P8"/>
      <text:p text:style-name="P24">Fires up the Wifi with given credentials. <text:span text:style-name="T34">Setting will not be stored.</text:span></text:p>
      <text:p text:style-name="P8"/>
      <text:p text:style-name="P13">example:</text:p>
      <text:p text:style-name="P16"><text:tab/>startWifi "someSSID" "somePass"</text:p>
      <text:p text:style-name="P19"/>
      <text:p text:style-name="P9">---------------------------------</text:p>
      <text:p text:style-name="P8">stopWifi</text:p>
      <text:p text:style-name="P8"/>
      <text:p text:style-name="P24">Shuts the Wifi down.</text:p>
      <text:p text:style-name="P8"/>
      <text:p text:style-name="P9">---------------------------------</text:p>
      <text:p text:style-name="P8">setMqttSpot &lt;<text:span text:style-name="T31">Location&gt;</text:span></text:p>
      <text:p text:style-name="P8"/>
      <text:p text:style-name="P25"><text:span text:style-name="T31">string &lt;Location&gt;: </text:span>Sets the name of the location. This name is used in the Mqtt-publishing. <text:span text:style-name="T34">Setting will not be stored.</text:span></text:p>
      <text:p text:style-name="P8"/>
      <text:p text:style-name="P13">example:</text:p>
      <text:p text:style-name="P13"><text:tab/><text:span text:style-name="T22">s</text:span>etMqttSpot "someLocation"</text:p>
      <text:p text:style-name="P13"/>
      <text:p text:style-name="P17">answer:</text:p>
      <text:p text:style-name="P13"><text:tab/>** DONE **</text:p>
      <text:p text:style-name="P19"/>
      <text:p text:style-name="P9">---------------------------------</text:p>
      <text:p text:style-name="P8"/>
      <text:p text:style-name="P35">getMqttConf</text:p>
      <text:p text:style-name="P8"/>
      <text:p text:style-name="P26">Prints the current Mqtt-Setup. </text:p>
      <text:p text:style-name="P8"/>
      <text:p text:style-name="P13">example:</text:p>
      <text:p text:style-name="P13"><text:tab/>getMqttConf</text:p>
      <text:p text:style-name="P13"/>
      <text:p text:style-name="P17">answer:</text:p>
      <text:p text:style-name="P13"><text:tab/>WIFI is connected, local IP: 192.168.178.98</text:p>
      <text:p text:style-name="P13"><text:tab/>MqttHost: 192.<text:span text:style-name="T23">23</text:span>8.1<text:span text:style-name="T23">42</text:span>.1<text:span text:style-name="T23">27</text:span>:1883</text:p>
      <text:p text:style-name="P13"><text:tab/>Mqtt publish sensordata: 'someLocation/sens'</text:p>
      <text:p text:style-name="P13"><text:tab/>Mqtt publish logs: 'someLocation/log'</text:p>
      <text:p text:style-name="P13"><text:tab/>Mqtt subscribe commands: 'someLocation/cmd'</text:p>
      <text:p text:style-name="P13"/>
      <text:p text:style-name="P13"><text:tab/>** DONE **</text:p>
      <text:p text:style-name="P19"/>
      <text:p text:style-name="P9">---------------------------------</text:p>
      <text:p text:style-name="P41">storeWifi "&lt;SSID&gt;" "&lt;PASS&gt;"</text:p>
      <text:p text:style-name="P8"/>
      <text:p text:style-name="P26">Stores the <text:span text:style-name="T34">given</text:span> Wifi settings, to “<text:span text:style-name="T18">MqttConfig.txt”. </text:span>The file will be appended with a startWifi command. </text:p>
      <text:p text:style-name="P8"/>
      <text:p text:style-name="P9">---------------------------------</text:p>
      <text:p text:style-name="P8">storeMqttSpot “&lt;<text:span text:style-name="T32">Location</text:span>&gt;”</text:p>
      <text:p text:style-name="P8"/>
      <text:p text:style-name="P26"><text:span text:style-name="T32">string &lt;Location&gt;: </text:span>Appends “<text:span text:style-name="T18">MqttConfig.txt” </text:span>with a setMqttSpot command. </text:p>
      <text:p text:style-name="P8"/>
      <text:p text:style-name="P9">---------------------------------</text:p>
      <text:p text:style-name="P8">storeMqttHost &lt;<text:span text:style-name="T33">Host-Ip</text:span>&gt;</text:p>
      <text:p text:style-name="P8"/>
      <text:p text:style-name="P26"><text:span text:style-name="T33">int int int int Host-Ip: </text:span>Appends “<text:span text:style-name="T18">MqttConfig.txt” </text:span>with setMqttHost command. <text:span text:style-name="T34">Remember to uses blanks, instead of dots.</text:span></text:p>
      <text:p text:style-name="P19"/>
      <text:p text:style-name="P9">---------------------------------</text:p>
      <text:p text:style-name="P8">storeMqttPort &lt;<text:span text:style-name="T33">Port</text:span>&gt;</text:p>
      <text:p text:style-name="P8"/>
      <text:p text:style-name="P27"><text:span text:style-name="T33">int &lt;Port&gt;: </text:span>Same with setMqttPort.</text:p>
      <text:p text:style-name="P19"/>
      <text:p text:style-name="P9">---------------------------------</text:p>
      <text:p text:style-name="P8">tstRelay &lt;<text:span text:style-name="T24">Relay-Nr&gt; &lt;State&gt;</text:span></text:p>
      <text:p text:style-name="P8"/>
      <text:p text:style-name="P29">Switches the corresponding relay on or off. A test-timer is started, currently 2 min, that preserves the state of the relay <text:span text:style-name="T29">beeing</text:span> changed from a sensor reaching a threshold. After the timer is expired, the relay is automatically switched off. If any sensor is within <text:span text:style-name="T30">its</text:span> thresholds, the relay will be switched in the next cycle. </text:p>
      <text:p text:style-name="P8"/>
      <text:p text:style-name="P28"><text:span text:style-name="T24">int </text:span>&lt;<text:span text:style-name="T24">Relay-Nr&gt;: </text:span><text:span text:style-name="T25">1 or 2, no other values allowed.</text:span></text:p>
      <text:p text:style-name="P28"><text:span text:style-name="T24">int &lt;State&gt;: </text:span><text:span text:style-name="T25">0 or 1, no other values allowed.</text:span></text:p>
      <text:p text:style-name="P8"/>
      <text:p text:style-name="P13">example:</text:p>
      <text:p text:style-name="P13"><text:tab/>tstRelay 1 <text:span text:style-name="T25">1</text:span></text:p>
      <text:p text:style-name="P13"/>
      <text:p text:style-name="P18">answer:</text:p>
      <text:p text:style-name="P13"><text:tab/>** DONE **</text:p>
      <text:p text:style-name="P19"/>
      <text:p text:style-name="P9">-------------------------------</text:p>
      <text:p text:style-name="P8"/>
      <text:p text:style-name="P35">cycle</text:p>
      <text:p text:style-name="P8"/>
      <text:p text:style-name="P40"><text:span text:style-name="T5">A cycle is done every minute. In a cycle all sensors are read and the relay-states are calculated. </text:span><text:bookmark text:name="tw-target-text"/><text:span text:style-name="T5">In test or setup situations, you don't necessarily want to wait that long. This command triggers cycling. </text:span></text:p>
      <text:p text:style-name="P32">After hitting enter, the ESP seems to be frozen for a second or two. Don’t be nervous, just wait.</text:p>
      <text:p text:style-name="P32">After five cycles the mqtt reporting is done.</text:p>
      <text:p text:style-name="P30"/>
      <text:p text:style-name="P31">example:</text:p>
      <text:p text:style-name="P31"><text:tab/>cycle</text:p>
      <text:p text:style-name="P13"/>
      <text:p text:style-name="P13">answer:</text:p>
      <text:p text:style-name="P13"><text:tab/><text:span text:style-name="T26">** DONE **</text:span></text:p>
      <text:p text:style-name="P19"/>
      <text:p text:style-name="P9">---------------------------------</text:p>
      <text:p text:style-name="P8">shutup</text:p>
      <text:p text:style-name="P8"/>
      <text:p text:style-name="P33">This command inhibits any output to the terminal. It is useful, when you run some scripts on your computer, that push messages right into the serial. </text:p>
      <text:p text:style-name="P8"/>
      <text:p text:style-name="P13">example:</text:p>
      <text:p text:style-name="P13"><text:tab/><text:span text:style-name="T27">shutup</text:span></text:p>
      <text:p text:style-name="P13"/>
      <text:p text:style-name="P13">answer:</text:p>
      <text:p text:style-name="P13"><text:tab/><text:span text:style-name="T27">(nothing happens)</text:span></text:p>
      <text:p text:style-name="P19"/>
      <text:p text:style-name="P9">---------------------------------</text:p>
      <text:p text:style-name="P8">talk</text:p>
      <text:p text:style-name="P8"/>
      <text:p text:style-name="P33">Enables the terminal outputs again.</text:p>
      <text:p text:style-name="P8"/>
      <text:p text:style-name="P13">example:</text:p>
      <text:p text:style-name="P13"><text:tab/><text:span text:style-name="T27">talk</text:span></text:p>
      <text:p text:style-name="P13">answer:</text:p>
      <text:p text:style-name="P13"><text:tab/>Serial print is active.</text:p>
      <text:p text:style-name="P13"/>
      <text:p text:style-name="P13"><text:tab/>** DONE **</text:p>
      <text:p text:style-name="P19"/>
      <text:p text:style-name="P9">---------------------------------</text:p>
      <text:p text:style-name="P8">reboot</text:p>
      <text:p text:style-name="P8"/>
      <text:p text:style-name="P34">Reboots the device. </text:p>
      <text:p text:style-name="P8"/>
      <text:p text:style-name="P9">---------------------------------</text:p>
      <text:p text:style-name="P8">exit</text:p>
      <text:p text:style-name="P8"/>
      <text:p text:style-name="P34">On ESP devices, it does the same as reboot. </text:p>
      <text:p text:style-name="P8"/>
      <text:p text:style-name="P9">---------------------------------</text:p>
      <text:p text:style-name="P8">clear</text:p>
      <text:p text:style-name="P8"/>
      <text:p text:style-name="P12">Clears the screen.</text:p>
      <text:p text:style-name="P8"/>
      <text:p text:style-name="P11">---------------------------------</text:p>
      <text:p text:style-name="P36"/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16:35:16.376814383</meta:creation-date>
    <dc:date>2024-09-08T13:00:30.648979858</dc:date>
    <meta:editing-duration>PT5H40M9S</meta:editing-duration>
    <meta:editing-cycles>25</meta:editing-cycles>
    <meta:generator>LibreOffice/24.2.5.2$Linux_X86_64 LibreOffice_project/420$Build-2</meta:generator>
    <meta:print-date>2024-08-30T21:21:11.671877180</meta:print-date>
    <meta:printed-by>PDF files</meta:printed-by>
    <meta:document-statistic meta:table-count="0" meta:image-count="0" meta:object-count="0" meta:page-count="6" meta:paragraph-count="196" meta:word-count="1067" meta:character-count="7890" meta:non-whitespace-character-count="6898"/>
  </office:meta>
</office:document-meta>
</file>